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19a84f" officeooo:paragraph-rsid="0019a84f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P5" style:family="paragraph" style:parent-style-name="Heading_20_1" style:list-style-name="WWNum2aa">
      <style:paragraph-properties fo:margin-left="0.4cm" fo:margin-right="0cm" fo:margin-top="0cm" fo:margin-bottom="0cm" style:contextual-spacing="false" fo:line-height="150%" fo:text-align="start" style:justify-single-word="false" fo:text-indent="0cm" style:auto-text-indent="false" style:writing-mode="lr-tb"/>
    </style:style>
    <style:style style:name="P6" style:family="paragraph" style:parent-style-name="Standard" style:list-style-name="WWNum2aa">
      <style:paragraph-properties fo:margin-left="0.4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P7" style:family="paragraph" style:parent-style-name="Standard" style:list-style-name="WWNum4aa">
      <style:paragraph-properties fo:margin-left="1.905cm" fo:margin-right="0cm" fo:margin-top="0cm" fo:margin-bottom="0cm" style:contextual-spacing="false" fo:line-height="150%" fo:text-align="start" style:justify-single-word="false" fo:text-indent="-0.635cm" style:auto-text-indent="false"/>
    </style:style>
    <style:style style:name="P8" style:family="paragraph" style:parent-style-name="Standard" style:list-style-name="WWNum3aa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P9" style:family="paragraph" style:parent-style-name="Standard" style:list-style-name="WWNum1aa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P10" style:family="paragraph" style:parent-style-name="Standard" style:list-style-name="WWNum3aa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WWNum1aa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0b13fc" style:font-size-asian="14pt" style:font-weight-asian="normal" style:font-size-complex="14pt" style:font-weight-complex="normal"/>
    </style:style>
    <style:style style:name="P12" style:family="paragraph" style:parent-style-name="Standard" style:list-style-name="WWNum1aa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0b13fc" officeooo:paragraph-rsid="0015d81e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0b13fc" officeooo:paragraph-rsid="0015d81e" style:font-size-asian="14pt" style:font-weight-asian="normal" style:font-size-complex="14pt" style:font-weight-complex="normal"/>
    </style:style>
    <style:style style:name="P14" style:family="paragraph" style:parent-style-name="Standard" style:list-style-name="WWNum1aa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19a84f" officeooo:paragraph-rsid="0019a84f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19a84f" officeooo:paragraph-rsid="0019a84f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19f611" officeooo:paragraph-rsid="0019f611" style:font-size-asian="14pt" style:font-weight-asian="normal" style:font-size-complex="14pt" style:font-weight-complex="normal"/>
    </style:style>
    <style:style style:name="P17" style:family="paragraph" style:parent-style-name="Standard" style:list-style-name="WWNum3aa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 style:list-style-name="WWNum3aa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text-line-through-style="solid" style:text-line-through-type="single"/>
    </style:style>
    <style:style style:name="P19" style:family="paragraph" style:parent-style-name="Standard" style:list-style-name="WWNum4aa">
      <style:paragraph-properties fo:margin-left="1.905cm" fo:margin-right="0cm" fo:margin-top="0cm" fo:margin-bottom="0cm" style:contextual-spacing="false" fo:line-height="150%" fo:text-align="start" style:justify-single-word="false" fo:text-indent="-0.635cm" style:auto-text-indent="false"/>
      <style:text-properties style:text-line-through-style="solid" style:text-line-through-type="single"/>
    </style:style>
    <style:style style:name="P20" style:family="paragraph" style:parent-style-name="Text_20_body" style:list-style-name="WWNum2aa">
      <style:paragraph-properties fo:margin-left="0.4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d81e"/>
    </style:style>
    <style:style style:name="T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fo:color="#000000" loext:opacity="100%" style:font-name="Times New Roman" fo:font-size="14pt" style:text-underline-style="none" style:font-size-asian="14pt" style:font-size-complex="14pt"/>
    </style:style>
    <style:style style:name="T10" style:family="text">
      <style:text-properties fo:color="#000000" loext:opacity="100%"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fo:color="#000000" loext:opacity="100%" style:text-line-through-style="solid" style:text-line-through-type="single" style:font-name="Times New Roman" fo:font-size="14pt" style:text-underline-style="none" style:font-size-asian="14pt" style:font-size-complex="14pt"/>
    </style:style>
    <style:style style:name="T12" style:family="text">
      <style:text-properties fo:color="#000080" loext:opacity="100%"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3" style:family="text">
      <style:text-properties fo:color="#000080" loext:opacity="100%" style:text-underline-style="solid" style:text-underline-width="auto" style:text-underline-color="font-color"/>
    </style:style>
    <style:style style:name="T14" style:family="text">
      <style:text-properties style:text-line-through-style="solid" style:text-line-through-type="single" style:font-name="Times New Roman" fo:font-size="14pt" fo:font-weight="normal" style:font-size-asian="14pt" style:font-weight-asian="normal" style:font-size-complex="14pt" style:font-weight-complex="normal"/>
    </style:style>
    <style:style style:name="T15" style:family="text">
      <style:text-properties officeooo:rsid="0015d81e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П</text:span><text:span text:style-name="T4">отыкать интерфейс: </text:span><text:span text:style-name="T3">ForRobot\bin\Release</text:span></text:p>
      <text:p text:style-name="P3">Библиотеки (возможные):</text:p>
      <text:list text:style-name="WWNum2aa">
        <text:list-item>
          <text:p text:style-name="P6"><text:span text:style-name="T3">StreamJsonRpc </text:span><text:span text:style-name="T6">(???)</text:span><text:span text:style-name="T3">;</text:span></text:p>
        </text:list-item>
        <text:list-item>
          <text:p text:style-name="P6"><text:a xlink:type="simple" xlink:href="https://github.com/Astn/JSON-RPC.NET" text:style-name="Standard" text:visited-style-name="Standard"><text:span text:style-name="T10">JSON-RPC.NET </text:span></text:a><text:span text:style-name="T10">(???);</text:span></text:p>
        </text:list-item>
        <text:list-item>
          <text:h text:style-name="P5" text:outline-level="1"><text:span text:style-name="T3">WebSocketShar</text:span><text:span text:style-name="T6">p (???);</text:span></text:h>
        </text:list-item>
        <text:list-item>
          <text:p text:style-name="P20">SSH.NET (???).</text:p>
        </text:list-item>
      </text:list>
      <text:p text:style-name="P4"><text:span text:style-name="T4">На отдельном ПК: </text:span><text:span text:style-name="T3">да</text:span></text:p>
      <text:p text:style-name="P3">Сценарий:</text:p>
      <text:list xml:id="list2356191978" text:style-name="WWNum3aa">
        <text:list-item>
          <text:p text:style-name="P10">Изменяется переменная в интерфейсе;</text:p>
        </text:list-item>
        <text:list-item>
          <text:p text:style-name="P18"><text:span text:style-name="T3">Отправлять команды с передачей праметров в </text:span><text:span text:style-name="T6">putty</text:span><text:span text:style-name="T3">:</text:span></text:p>
        </text:list-item>
      </text:list>
      <text:list text:style-name="WWNum4aa">
        <text:list-item>
          <text:list>
            <text:list-item>
              <text:p text:style-name="P19"><text:span text:style-name="T3">Аргументом в процесс (</text:span><text:span text:style-name="T7">сомниттельно</text:span><text:span text:style-name="T3">);</text:span></text:p>
            </text:list-item>
            <text:list-item>
              <text:p text:style-name="P7"><text:span text:style-name="T14">Через библиотеку </text:span><text:a xlink:type="simple" xlink:href="https://github.com/Astn/JSON-RPC.NET" text:style-name="Standard" text:visited-style-name="Standard"><text:span text:style-name="T11">JSON-RPC.NET </text:span></text:a></text:p>
            </text:list-item>
          </text:list>
        </text:list-item>
      </text:list>
      <text:list xml:id="list161121787599662" text:continue-list="list2356191978" text:style-name="WWNum3aa">
        <text:list-item>
          <text:p text:style-name="P8"><text:span text:style-name="T3">Или в обход </text:span><text:span text:style-name="T6">putty, </text:span><text:span text:style-name="T3">через </text:span><text:span text:style-name="T6">SSH.NET</text:span></text:p>
        </text:list-item>
        <text:list-item>
          <text:p text:style-name="P17">Дальше надо смотреть как работает основная программа и как данные будут приниматься</text:p>
        </text:list-item>
      </text:list>
      <text:p text:style-name="P3">Полезное:</text:p>
      <text:list xml:id="list3360389023" text:style-name="WWNum1aa">
        <text:list-item>
          <text:p text:style-name="P9"><text:a xlink:type="simple" xlink:href="https://stackoverflow-com.translate.goog/questions/27592329/run-unix-commands-using-putty-in-c-sharp?_x_tr_sl=auto&amp;_x_tr_tl=ru&amp;_x_tr_hl=ru" text:style-name="Standard" text:visited-style-name="Standard"><text:span text:style-name="T12">https://stackoverflow-com.translate.goog/questions/27592329/run-unix-commands-using-putty-in-c-sharp?_x_tr_sl=auto&amp;_x_tr_tl=ru&amp;_x_tr_hl=ru</text:span></text:a><text:span text:style-name="T3"> (отправка команд в </text:span><text:span text:style-name="T6">putty в</text:span><text:span text:style-name="T3">ходящим аргументом)</text:span></text:p>
        </text:list-item>
        <text:list-item>
          <text:p text:style-name="P9"><text:a xlink:type="simple" xlink:href="https://stackoverflow-com.translate.goog/questions/30883237/how-to-run-commands-on-ssh-server-in-c?_x_tr_sl=auto&amp;_x_tr_tl=ru&amp;_x_tr_hl=ru#44797940" text:style-name="Standard" text:visited-style-name="Standard"><text:span text:style-name="T12">https://stackoverflow-com.translate.goog/questions/30883237/how-to-run-commands-on-ssh-server-in-c?_x_tr_sl=auto&amp;_x_tr_tl=ru&amp;_x_tr_hl=ru#44797940</text:span></text:a><text:span text:style-name="T3"> (пример использования </text:span><text:span text:style-name="T8">SSH.NET</text:span><text:span text:style-name="T3">)</text:span></text:p>
        </text:list-item>
        <text:list-item>
          <text:p text:style-name="P9"><text:a xlink:type="simple" xlink:href="https://github-com.translate.goog/sshnet/SSH.NET?_x_tr_sl=auto&amp;_x_tr_tl=ru&amp;_x_tr_hl=ru" text:style-name="Standard" text:visited-style-name="Standard"><text:span text:style-name="T12">https://github-com.translate.goog/sshnet/SSH.NET?_x_tr_sl=auto&amp;_x_tr_tl=ru&amp;_x_tr_hl=ru</text:span></text:a><text:span text:style-name="T3"> (SSH.NET)</text:span></text:p>
        </text:list-item>
        <text:list-item>
          <text:p text:style-name="P9"><text:a xlink:type="simple" xlink:href="https://github.com/Astn/JSON-RPC.NET/wiki/Getting-Started-(Sockets)" text:style-name="Standard" text:visited-style-name="Standard"><text:span text:style-name="T12">https://github.com/Astn/JSON-RPC.NET/wiki/Getting-Started-(Sockets)</text:span></text:a><text:span text:style-name="T3"> (</text:span><text:a xlink:type="simple" xlink:href="https://github.com/Astn/JSON-RPC.NET" text:style-name="Standard" text:visited-style-name="Standard"><text:span text:style-name="T9">JSON-RPC.NET</text:span></text:a><text:span text:style-name="T3">)</text:span></text:p>
        </text:list-item>
      </text:list>
      <text:p text:style-name="P1"/>
      <text:p text:style-name="P1"/>
      <text:list xml:id="list161123109755059" text:continue-numbering="true" text:style-name="WWNum1aa">
        <text:list-item>
          <text:p text:style-name="P9"><text:a xlink:type="simple" xlink:href="https://www-tpeczek-com.translate.goog/2020/06/json-rpc-in-aspnet-core-with.html?_x_tr_sl=en&amp;_x_tr_tl=ru&amp;_x_tr_hl=ru&amp;_x_tr_pto=sc" text:style-name="Standard" text:visited-style-name="Standard"><text:span text:style-name="T12">https://www-tpeczek-com.translate.goog/2020/06/json-rpc-in-aspnet-core-with.html?_x_tr_sl=en&amp;_x_tr_tl=ru&amp;_x_tr_hl=ru&amp;_x_tr_pto=sc</text:span></text:a><text:span text:style-name="T3"> (про </text:span><text:span text:style-name="T6">JsonRCP </text:span><text:span text:style-name="T3">в </text:span><text:soft-page-break/><text:span text:style-name="T6">C#</text:span><text:span text:style-name="T3">)</text:span></text:p>
        </text:list-item>
        <text:list-item>
          <text:p text:style-name="P11"><text:a xlink:type="simple" xlink:href="https://www-appsloveworld-com.translate.goog/csharp/100/465/jsonrpc-client-over-websocket-c?_x_tr_sl=en&amp;_x_tr_tl=ru&amp;_x_tr_hl=ru&amp;_x_tr_pto=sc" text:style-name="Standard" text:visited-style-name="Standard"><text:span text:style-name="T13">https://www-appsloveworld-com.translate.goog/csharp/100/465/jsonrpc-client-over-websocket-c?_x_tr_sl=en&amp;_x_tr_tl=ru&amp;_x_tr_hl=ru&amp;_x_tr_pto=sc</text:span></text:a> <text:span text:style-name="T1">(</text:span>и <text:span text:style-name="T1">WebSocket)</text:span></text:p>
        </text:list-item>
        <text:list-item>
          <text:p text:style-name="P12"><text:a xlink:type="simple" xlink:href="https://jonathancrozier-com.translate.goog/blog/implementing-the-request-response-pattern-using-c-sharp-with-json-rpc-and-websockets?_x_tr_sl=en&amp;_x_tr_tl=ru&amp;_x_tr_hl=ru&amp;_x_tr_pto=sc" text:style-name="Internet_20_link" text:visited-style-name="Visited_20_Internet_20_Link">https://jonathancrozier-com.translate.goog/blog/implementing-the-request-response-pattern-using-c-sharp-with-json-rpc-and-websockets?_x_tr_sl=en&amp;_x_tr_tl=ru&amp;_x_tr_hl=ru&amp;_x_tr_pto=sc</text:a> <text:span text:style-name="T15">(</text:span><text:span text:style-name="T2">JsonRCP </text:span><text:span text:style-name="T1">и WebSocket</text:span><text:span text:style-name="T15">)</text:span></text:p>
        </text:list-item>
        <text:list-item>
          <text:p text:style-name="P12"><text:a xlink:type="simple" xlink:href="https://github.com/09th/KRC-RPC/tree/main?tab=readme-ov-file" text:style-name="Internet_20_link" text:visited-style-name="Visited_20_Internet_20_Link">https://github.com/09th/KRC-RPC/tree/main?tab=readme-ov-file</text:a></text:p>
        </text:list-item>
        <text:list-item>
          <text:p text:style-name="P12"><text:a xlink:type="simple" xlink:href="https://github.com/Montellese/xbmc-jsonrpc-sharp/blob/master/xbmc-jsonrpc-sharp/Player/XbmcPlayerState.cs" text:style-name="Internet_20_link" text:visited-style-name="Visited_20_Internet_20_Link">https://github.com/Montellese/xbmc-jsonrpc-sharp/blob/master/xbmc-jsonrpc-sharp/Player/XbmcPlayerState.cs</text:a></text:p>
        </text:list-item>
        <text:list-item>
          <text:p text:style-name="P12">https://github-com.translate.goog/xunit/xunit/issues/2587?_x_tr_sl=en&amp;_x_tr_tl=ru&amp;_x_tr_hl=ru&amp;_x_tr_pto=sc</text:p>
        </text:list-item>
      </text:list>
      <text:p text:style-name="P13"/>
      <text:list xml:id="list161122384170648" text:continue-numbering="true" text:style-name="WWNum1aa">
        <text:list-header>
          <text:p text:style-name="P14">Вопросы:</text:p>
        </text:list-header>
      </text:list>
      <text:list xml:id="list609252436" text:style-name="L1">
        <text:list-item>
          <text:p text:style-name="P15">Хорошо… Т. е. пользователь изменяет переменную на интерфейсе → она где-то записывается, а потом при вызове программы считывается и программа с ней работаети Или я неправельно поняла? Я вооще про то как этот обмен данными будет устроен</text:p>
        </text:list-item>
      </text:list>
      <text:p text:style-name="P2"/>
      <text:list xml:id="list161122334866492" text:continue-numbering="true" text:style-name="L1">
        <text:list-item>
          <text:p text:style-name="P16">Вы ещё говорили, что неплохо было бы, чтобы и у пользователей на интерфейсе отображалось состояние данных. Как отслеживать, если они передаются, это понятно, а готовность передачи? Можно по запуску генератора, только тогда нужно чтобы при прерваном запуске генератор выдавал исключение, а интерфейс по его присутсявию показывал ошибку или готовность. Пойдёт?</text:p>
        </text:list-item>
        <text:list-item>
          <text:p text:style-name="P16">А при генерации новая программа — это перезапись старой или прям новая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fo:font-style="normal" style:font-style-asian="normal" style:font-style-complex="normal"/>
    </style:style>
    <style:style style:name="ListLabel_20_20" style:display-name="ListLabel 20" style:family="text">
      <style:text-properties fo:font-style="normal" style:font-style-asian="normal" style:font-style-complex="normal"/>
    </style:style>
    <style:style style:name="ListLabel_20_21" style:display-name="ListLabel 21" style:family="text">
      <style:text-properties fo:font-style="normal" style:font-style-asian="normal" style:font-style-complex="normal"/>
    </style:style>
    <style:style style:name="ListLabel_20_22" style:display-name="ListLabel 22" style:family="text">
      <style:text-properties fo:font-style="normal" style:font-style-asian="normal" style:font-style-complex="normal"/>
    </style:style>
    <style:style style:name="ListLabel_20_23" style:display-name="ListLabel 23" style:family="text">
      <style:text-properties fo:font-style="normal" style:font-style-asian="normal" style:font-style-complex="normal"/>
    </style:style>
    <style:style style:name="ListLabel_20_24" style:display-name="ListLabel 24" style:family="text">
      <style:text-properties fo:font-style="normal" style:font-style-asian="normal" style:font-style-complex="normal"/>
    </style:style>
    <style:style style:name="ListLabel_20_25" style:display-name="ListLabel 25" style:family="text">
      <style:text-properties fo:font-style="normal" style:font-style-asian="normal" style:font-style-complex="normal"/>
    </style:style>
    <style:style style:name="ListLabel_20_26" style:display-name="ListLabel 26" style:family="text">
      <style:text-properties fo:font-style="normal" style:font-style-asian="normal" style:font-style-complex="normal"/>
    </style:style>
    <style:style style:name="ListLabel_20_27" style:display-name="ListLabel 27" style:family="text">
      <style:text-properties fo:font-style="normal" style:font-style-asian="normal" style:font-style-complex="normal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fo:font-style="normal" style:font-style-asian="normal" style:font-style-complex="normal"/>
    </style:style>
    <style:style style:name="ListLabel_20_65" style:display-name="ListLabel 65" style:family="text">
      <style:text-properties fo:font-style="normal" style:font-style-asian="normal" style:font-style-complex="normal"/>
    </style:style>
    <style:style style:name="ListLabel_20_66" style:display-name="ListLabel 66" style:family="text">
      <style:text-properties fo:font-style="normal" style:font-style-asian="normal" style:font-style-complex="normal"/>
    </style:style>
    <style:style style:name="ListLabel_20_67" style:display-name="ListLabel 67" style:family="text">
      <style:text-properties fo:font-style="normal" style:font-style-asian="normal" style:font-style-complex="normal"/>
    </style:style>
    <style:style style:name="ListLabel_20_68" style:display-name="ListLabel 68" style:family="text">
      <style:text-properties fo:font-style="normal" style:font-style-asian="normal" style:font-style-complex="normal"/>
    </style:style>
    <style:style style:name="ListLabel_20_69" style:display-name="ListLabel 69" style:family="text">
      <style:text-properties fo:font-style="normal" style:font-style-asian="normal" style:font-style-complex="normal"/>
    </style:style>
    <style:style style:name="ListLabel_20_70" style:display-name="ListLabel 70" style:family="text">
      <style:text-properties fo:font-style="normal" style:font-style-asian="normal" style:font-style-complex="normal"/>
    </style:style>
    <style:style style:name="ListLabel_20_71" style:display-name="ListLabel 71" style:family="text">
      <style:text-properties fo:font-style="normal" style:font-style-asian="normal" style:font-style-complex="normal"/>
    </style:style>
    <style:style style:name="ListLabel_20_72" style:display-name="ListLabel 72" style:family="text">
      <style:text-properties fo:font-style="normal" style:font-style-asian="normal" style:font-style-complex="normal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fo:font-style="normal" style:font-style-asian="normal" style:font-style-complex="normal"/>
    </style:style>
    <style:style style:name="ListLabel_20_110" style:display-name="ListLabel 110" style:family="text">
      <style:text-properties fo:font-style="normal" style:font-style-asian="normal" style:font-style-complex="normal"/>
    </style:style>
    <style:style style:name="ListLabel_20_111" style:display-name="ListLabel 111" style:family="text">
      <style:text-properties fo:font-style="normal" style:font-style-asian="normal" style:font-style-complex="normal"/>
    </style:style>
    <style:style style:name="ListLabel_20_112" style:display-name="ListLabel 112" style:family="text">
      <style:text-properties fo:font-style="normal" style:font-style-asian="normal" style:font-style-complex="normal"/>
    </style:style>
    <style:style style:name="ListLabel_20_113" style:display-name="ListLabel 113" style:family="text">
      <style:text-properties fo:font-style="normal" style:font-style-asian="normal" style:font-style-complex="normal"/>
    </style:style>
    <style:style style:name="ListLabel_20_114" style:display-name="ListLabel 114" style:family="text">
      <style:text-properties fo:font-style="normal" style:font-style-asian="normal" style:font-style-complex="normal"/>
    </style:style>
    <style:style style:name="ListLabel_20_115" style:display-name="ListLabel 115" style:family="text">
      <style:text-properties fo:font-style="normal" style:font-style-asian="normal" style:font-style-complex="normal"/>
    </style:style>
    <style:style style:name="ListLabel_20_116" style:display-name="ListLabel 116" style:family="text">
      <style:text-properties fo:font-style="normal" style:font-style-asian="normal" style:font-style-complex="normal"/>
    </style:style>
    <style:style style:name="ListLabel_20_117" style:display-name="ListLabel 117" style:family="text">
      <style:text-properties fo:font-style="normal" style:font-style-asian="normal" style:font-style-complex="normal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1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0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a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11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a">
      <text:list-level-style-number text:level="1" text:style-name="ListLabel_20_12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2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3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3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3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3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3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2H48M29S</meta:editing-duration>
    <meta:editing-cycles>18</meta:editing-cycles>
    <meta:generator>LibreOffice/7.4.4.2$Windows_x86 LibreOffice_project/85569322deea74ec9134968a29af2df5663baa21</meta:generator>
    <dc:date>2024-03-13T16:11:21.075000000</dc:date>
    <meta:document-statistic meta:table-count="0" meta:image-count="0" meta:object-count="0" meta:page-count="2" meta:paragraph-count="29" meta:word-count="208" meta:character-count="2454" meta:non-whitespace-character-count="2297"/>
  </office:meta>
</office:document-meta>
</file>